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text-align="end" style:justify-single-word="false"/>
    </style:style>
    <style:style style:name="P2" style:family="paragraph" style:parent-style-name="Standard">
      <style:paragraph-properties fo:margin-top="0in" fo:margin-bottom="0in" loext:contextual-spacing="false" fo:line-height="200%"/>
      <style:text-properties style:font-name="Calibri" style:font-name-asian="Calibri1" style:font-name-complex="Calibri1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200%" fo:text-indent="0in" style:auto-text-indent="false"/>
    </style:style>
    <style:style style:name="P4" style:family="paragraph" style:parent-style-name="Standard" style:master-page-name="Standard">
      <style:paragraph-properties fo:margin-top="0in" fo:margin-bottom="0in" loext:contextual-spacing="false" fo:line-height="200%" fo:text-align="center" style:justify-single-word="false" style:page-number="1"/>
      <style:text-properties style:font-name="Calibri" style:font-name-asian="Calibri1" style:font-name-complex="Calibri1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200%" fo:text-indent="0in" style:auto-text-indent="false"/>
      <style:text-properties style:font-name="Calibri" officeooo:rsid="00127540" officeooo:paragraph-rsid="0021b9e5" style:font-name-asian="Calibri1" style:font-name-complex="Calibri1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200%" fo:text-indent="0in" style:auto-text-indent="false"/>
      <style:text-properties style:font-name="Calibri" officeooo:rsid="0021b9e5" officeooo:paragraph-rsid="0021b9e5" style:font-name-asian="Calibri1" style:font-name-complex="Calibri1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200%" fo:text-indent="0in" style:auto-text-indent="false"/>
      <style:text-properties style:font-name="Calibri" officeooo:rsid="0021b9e5" officeooo:paragraph-rsid="0023339c" style:font-name-asian="Calibri1" style:font-name-complex="Calibri1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200%" fo:text-align="center" style:justify-single-word="false" fo:text-indent="0in" style:auto-text-indent="false"/>
      <style:text-properties style:font-name="Calibri" officeooo:rsid="0021b9e5" officeooo:paragraph-rsid="0021b9e5" style:font-name-asian="Calibri1" style:font-name-complex="Calibri1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200%" fo:text-align="center" style:justify-single-word="false" fo:text-indent="0in" style:auto-text-indent="false"/>
      <style:text-properties style:font-name="Calibri" officeooo:rsid="0021b9e5" officeooo:paragraph-rsid="00252c9e" style:font-name-asian="Calibri1" style:font-name-complex="Calibri1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200%" fo:text-indent="0in" style:auto-text-indent="false"/>
      <style:text-properties style:font-name="Calibri" officeooo:rsid="0021b9e5" officeooo:paragraph-rsid="00252c9e" style:font-name-asian="Calibri1" style:font-name-complex="Calibri1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200%" fo:text-indent="0in" style:auto-text-indent="false"/>
      <style:text-properties style:font-name="Calibri" officeooo:rsid="0024facb" officeooo:paragraph-rsid="0024facb" style:font-name-asian="Calibri1" style:font-name-complex="Calibri1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200%" fo:text-align="center" style:justify-single-word="false" fo:text-indent="0in" style:auto-text-indent="false"/>
      <style:text-properties style:font-name="Calibri" officeooo:rsid="002716d9" officeooo:paragraph-rsid="002716d9" style:font-name-asian="Calibri1" style:font-name-complex="Calibri1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200%" fo:text-align="start" style:justify-single-word="false" fo:text-indent="0in" style:auto-text-indent="false"/>
      <style:text-properties style:font-name="Calibri" officeooo:rsid="002716d9" officeooo:paragraph-rsid="002716d9" style:font-name-asian="Calibri1" style:font-name-complex="Calibri1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200%" fo:text-indent="0in" style:auto-text-indent="false"/>
      <style:text-properties style:font-name="Calibri" officeooo:rsid="002b7389" officeooo:paragraph-rsid="002b7389" style:font-name-asian="Calibri1" style:font-name-complex="Calibri1"/>
    </style:style>
    <style:style style:name="T1" style:family="text">
      <style:text-properties fo:color="#1155cc" style:font-name="Calibri" style:text-underline-style="solid" style:text-underline-width="auto" style:text-underline-color="font-color" style:font-name-asian="Calibri1" style:font-name-complex="Calibri1"/>
    </style:style>
    <style:style style:name="T2" style:family="text">
      <style:text-properties officeooo:rsid="00205559"/>
    </style:style>
    <style:style style:name="T3" style:family="text">
      <style:text-properties officeooo:rsid="0023339c"/>
    </style:style>
    <style:style style:name="T4" style:family="text">
      <style:text-properties officeooo:rsid="00252c9e"/>
    </style:style>
    <style:style style:name="T5" style:family="text">
      <style:text-properties officeooo:rsid="002716d9"/>
    </style:style>
    <style:style style:name="T6" style:family="text">
      <style:text-properties officeooo:rsid="0029154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gress Report <text:span text:style-name="T2">5</text:span></text:p>
      <text:p text:style-name="P2">Github:</text:p>
      <text:p text:style-name="P3"><text:a xlink:type="simple" xlink:href="https://github.com/liyili2/haskell-semantics/tree/brrmorre" text:style-name="Internet_20_link" text:visited-style-name="Visited_20_Internet_20_Link"><text:span text:style-name="T1">https://github.com/liyili2/haskell-semantics/tree/brrmorre</text:span></text:a></text:p>
      <text:p text:style-name="P5"><text:tab/><text:span text:style-name="T2">The next step is the actual type inferencing algorithm.</text:span></text:p>
      <text:p text:style-name="P6"><text:tab/>I needed to create a syntax for polymorphic types that may contain monomorphic type variables and polymorphic type variables.</text:p>
      <text:p text:style-name="P7"><text:tab/><text:span text:style-name="T3">Then I made a</text:span> map from type constructor names to arities, <text:span text:style-name="T3">called Delta.</text:span></text:p>
      <text:p text:style-name="P6"><text:tab/>Then I made a map from data constructors and term identifiers to their most general polymorphic types, called beta.</text:p>
      <text:p text:style-name="P6"><text:tab/><text:span text:style-name="T2">The first part was converting the T data structure into </text:span>beta, which is more<text:span text:style-name="T2"> suited for type inferencing.</text:span></text:p>
      <text:p text:style-name="P10"><text:tab/><text:span text:style-name="T4">Something to note is that for GHC:</text:span></text:p>
      <text:p text:style-name="P9"><text:span text:style-name="T4">f x = y x</text:span></text:p>
      <text:p text:style-name="P8"><text:span text:style-name="T4">y x = f x</text:span></text:p>
      <text:p text:style-name="P6"><text:span text:style-name="T4">This set of functions is allowed. When run, the function just simply runs forever.</text:span></text:p>
      <text:p text:style-name="P6"><text:tab/><text:span text:style-name="T5">Another thing to note is that the</text:span></text:p>
      <text:p text:style-name="P12">[context =&gt;]</text:p>
      <text:p text:style-name="P13">part of the syntax for the types is deprecated.</text:p>
      <text:p text:style-name="P11"><text:a xlink:type="simple" xlink:href="https://stackoverflow.com/questions/9345589/guards-vs-if-then-else-vs-cases-in-haskell" text:style-name="Internet_20_link" text:visited-style-name="Visited_20_Internet_20_Link">https://stackoverflow.com/questions/9345589/guards-vs-if-then-else-vs-cases-in-haskell</text:a></text:p>
      <text:p text:style-name="P11"><text:tab/><text:span text:style-name="T6">For functions, function guards, cases, and if-then-else are all equivalent.</text:span></text:p>
      <text:p text:style-name="P11"/>
      <text:p text:style-name="P11"/>
      <text:p text:style-name="P11"/>
      <text:p text:style-name="P11"/>
      <text:p text:style-name="P14"><text:soft-page-break/>For inference algorithm</text:p>
      <text:p text:style-name="P14"/>
      <text:p text:style-name="P14">______________________________________________________</text:p>
      <text:p text:style-name="P14">(B,Gamma) Op:T (if op in keys of Beta) =&gt; (B(Op) = T,V)</text:p>
      <text:p text:style-name="P14"/>
      <text:p text:style-name="P14">if op is not in keys of beta then treat as variable</text:p>
      <text:p text:style-name="P14"/>
      <text:p text:style-name="P14">______________________________________________________________________</text:p>
      <text:p text:style-name="P14">(B,Gamma) V:Var : T (guessed type) =&gt; if V in Gamma, return (T = Gamma(V), Gamma)</text:p>
      <text:p text:style-name="P14"/>
      <text:p text:style-name="P14">_________________________________________________________________________</text:p>
      <text:p text:style-name="P14">(B,Gamma) V:Var : T (guessed type) =&gt; if V not in Gamma, return (T = T, Gamma Union V)</text:p>
      <text:p text:style-name="P14"/>
      <text:p text:style-name="P14"/>
      <text:p text:style-name="P14">(B,G + (x mapsto T') E : T'') =&gt; (unifications (prev T = T), modified gamma)</text:p>
      <text:p text:style-name="P14">____________________________________________________________</text:p>
      <text:p text:style-name="P14">(B,Gamma) lamda x. E : T =&gt; (unifications U (T = T' mapsto T''), modified gamma \ (set subtract) x (because x is out of scope)</text:p>
      <text:p text:style-name="P14"/>
      <text:p text:style-name="P14"/>
      <text:p text:style-name="P14"/>
      <text:p text:style-name="P14">(B,Gamma) E1: T' -&gt; T =&gt; (Us, Gamma') <text:s text:c="8"/>(B,G') E2 : T' =&gt; (Us', Gamma'')</text:p>
      <text:p text:style-name="P14">____________________________________________________________</text:p>
      <text:p text:style-name="P14">(B,Gamma) E1 E2 : T =&gt; (Us U Us', Gamma'')</text:p>
      <text:p text:style-name="P14"><text:soft-page-break/></text:p>
      <text:p text:style-name="P14"/>
      <text:p text:style-name="P14"/>
      <text:p text:style-name="P14">(B,G) lambda X . E : T' =&gt; (Us, Gamma') <text:s text:c="6"/>(B + {f -&gt; T'}, G') E2 : T =&gt; (Us' Gamma'')</text:p>
      <text:p text:style-name="P14">___________________________________________________________________</text:p>
      <text:p text:style-name="P14">(B,G) let f x = E1 in E2 : T (Us U Us', G'')</text:p>
      <text:p text:style-name="P14"/>
      <text:p text:style-name="P14">polymorphism</text:p>
      <text:p text:style-name="P14"/>
      <text:p text:style-name="P14">if op \in dom(Beta) , B(op) = \forall (a.b.c...).T'</text:p>
      <text:p text:style-name="P14">_____________________________________</text:p>
      <text:p text:style-name="P14">(B,G) : op : T =&gt; (T = T', G)</text:p>
      <text:p text:style-name="P14"/>
      <text:p text:style-name="P14">if op \Not in dom(Beta), v \in dom(G), G(op) = T'</text:p>
      <text:p text:style-name="P14">_______________________________________</text:p>
      <text:p text:style-name="P14">(B,G) : Var : T =&gt; (T = T', G)</text:p>
      <text:p text:style-name="P14"/>
      <text:p text:style-name="P14">if op \Not in dom(Beta), v \Not in dom(G)</text:p>
      <text:p text:style-name="P14">______________________________</text:p>
      <text:p text:style-name="P14">(B,G) : Var : T =&gt; (T = T, G U (Var -&gt; T))</text:p>
      <text:p text:style-name="P14"/>
      <text:p text:style-name="P14"/>
      <text:p text:style-name="P14"/>
      <text:p text:style-name="P14">(B,G U (X : T')) E : T'' =&gt; (Us, G')</text:p>
      <text:p text:style-name="P14"><text:soft-page-break/>____________________________________</text:p>
      <text:p text:style-name="P14">(B,G) lambda x E : T =&gt; (Us U (T = T' -&gt; T''), G' \ {X})</text:p>
      <text:p text:style-name="P14"/>
      <text:p text:style-name="P14"/>
      <text:p text:style-name="P14"/>
      <text:p text:style-name="P14">(B, G) |- e1 : T' =&gt; (Us, G') (B U (f : Gen(f,B,T')), G' |- E2 : T =&gt; (Us', G''))</text:p>
      <text:p text:style-name="P14">_________________________________________________________</text:p>
      <text:p text:style-name="P14">let f = e1 in e2 : T =&gt; (Us U Us', G'')</text:p>
      <text:p text:style-name="P14"/>
      <text:p text:style-name="P14"/>
      <text:p text:style-name="P14">(B, G + {f : T'}) |- e1 : T' =&gt; (Us, G') (B U (f : Gen(f,B,T')), G' \ {f} |- E2 : T =&gt; (Us', G''))</text:p>
      <text:p text:style-name="P14">___________________________________________________________________</text:p>
      <text:p text:style-name="P14">let rec f = e1 in e2 : T =&gt; (Us U Us', G'')</text:p>
      <text:p text:style-name="P14"/>
      <text:p text:style-name="P14"/>
      <text:p text:style-name="P14"/>
      <text:p text:style-name="P14">MORE for polymorphism...</text:p>
      <text:p text:style-name="P14"/>
      <text:p text:style-name="P14">put each function name from decl into beta with a fresh variable</text:p>
      <text:p text:style-name="P14"/>
      <text:p text:style-name="P14">(Gen(f,Beta,Gamma) =&gt; forall (a b c), Gamm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font-name="Calibri" fo:font-family="Calibri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text-align="end" style:justify-single-word="false"/>
    </style:style>
    <style:page-layout style:name="Mpm1">
      <style:page-layout-properties fo:page-width="8.5in" fo:page-height="11in" style:num-format="1" style:print-orientation="portrait" fo:margin-top="0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Bradley Morrell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Linux_X86_64 LibreOffice_project/30$Build-1</meta:generator>
    <dc:date>2018-10-15T23:15:42.831290543</dc:date>
    <meta:editing-duration>PT2H54M19S</meta:editing-duration>
    <meta:editing-cycles>25</meta:editing-cycles>
    <meta:document-statistic meta:table-count="0" meta:image-count="0" meta:object-count="0" meta:page-count="4" meta:paragraph-count="57" meta:word-count="513" meta:character-count="3101" meta:non-whitespace-character-count="2623"/>
  </office:meta>
</office:document-meta>
</file>